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0.914cm" fo:break-before="page" style:use-optimal-row-height="true"/>
    </style:style>
    <style:style style:name="ro9" style:family="table-row">
      <style:table-row-properties style:row-height="1.231cm" fo:break-before="auto"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16">
            <text:p>216</text:p>
          </table:table-cell>
          <table:table-cell table:style-name="ce16" table:formula="of:=COUNTA([.D2:.G64])" office:value-type="float" office:value="36">
            <text:p>36</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42857142857143">
            <text:p>14,29%</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1">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7">17-06-2009</text:date>, <text:time>02:5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7T02:59:49</dc:date>
    <meta:editing-duration>PT07H23M49S</meta:editing-duration>
    <meta:editing-cycles>58</meta:editing-cycles>
    <dc:creator>nuno pinheiro</dc:creator>
    <meta:document-statistic meta:table-count="3" meta:cell-count="305" meta:object-count="0"/>
    <meta:user-defined meta:name="Info 1"/>
    <meta:user-defined meta:name="Info 2"/>
    <meta:user-defined meta:name="Info 3"/>
    <meta:user-defined meta:name="Info 4"/>
  </office:meta>
</office:document-meta>
</file>